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ba27" officeooo:paragraph-rsid="0011ba2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cdc7" officeooo:paragraph-rsid="0012cdc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fundamentos e ciências de dados</text:p>
      <text:p text:style-name="P2">Mateus Cristi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41:59.144000000</meta:creation-date>
    <dc:date>2025-02-26T20:55:01.022000000</dc:date>
    <meta:editing-duration>PT42S</meta:editing-duration>
    <meta:editing-cycles>4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2" meta:word-count="8" meta:character-count="55" meta:non-whitespace-character-count="49"/>
  </office:meta>
</office:document-meta>
</file>